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font-style="italic" style:font-style-asian="italic" style:font-style-complex="italic"/>
    </style:style>
    <style:style style:name="P2" style:family="paragraph" style:parent-style-name="Drawing">
      <style:paragraph-properties fo:text-align="center" style:justify-single-word="false"/>
    </style:style>
    <style:style style:name="P3" style:family="paragraph" style:parent-style-name="Preformatted_20_Text">
      <style:paragraph-properties fo:margin-left="0.4925in" fo:margin-right="0in" fo:text-indent="0in" style:auto-text-indent="false"/>
    </style:style>
    <style:style style:name="P4" style:family="paragraph" style:parent-style-name="Text_20_body">
      <style:text-properties style:text-underline-style="none"/>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Text_20_body" style:list-style-name="L9">
      <style:text-properties fo:font-weight="normal" style:font-weight-asian="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10">
      <style:text-properties fo:font-style="normal" style:font-style-asian="normal" style:font-style-complex="normal"/>
    </style:style>
    <style:style style:name="P18" style:family="paragraph" style:parent-style-name="Heading_20_2">
      <style:text-properties fo:font-weight="bold" style:font-weight-asian="bold" style:font-weight-complex="bold"/>
    </style:style>
    <style:style style:name="P19" style:family="paragraph">
      <style:paragraph-properties fo:text-align="center"/>
    </style:style>
    <style:style style:name="P20" style:family="paragraph">
      <style:paragraph-properties fo:text-align="center"/>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d2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2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ltacloud Image Warehouse</text:h>
      <text:h text:style-name="Heading_20_2" text:outline-level="2">Introduction</text:h>
      <text:p text:style-name="Text_20_body">The image warehouse is the component responsible for storing and moving virtual-machine images - and potentially other large objects - in a federated-cloud environment. <text:s/>For the most part, this requires only basic get/put functionality, but the warehouse adds several kinds of additional functionality:</text:p>
      <text:list xml:id="list1323094846" text:style-name="L1">
        <text:list-item>
          <text:p text:style-name="P7">Unlimited key/value metadata associated with each object or container.</text:p>
        </text:list-item>
        <text:list-item>
          <text:p text:style-name="P7">Queries on metadata.</text:p>
        </text:list-item>
        <text:list-item>
          <text:p text:style-name="P7">Replication across sites <text:span text:style-name="T5">and storage technologies</text:span><text:span text:style-name="T6"> based on policies which are defined by the user and dynamically evaluated in the context of object/container metadata.</text:span></text:p>
        </text:list-item>
      </text:list>
      <text:p text:style-name="Text_20_body">To provide this functionality, the warehouse interacts with many other components as shown in the following diagram.</text:p>
      <text:p text:style-name="Text_20_body"><draw:frame draw:style-name="fr1" draw:name="Frame2" text:anchor-type="paragraph" svg:width="6.1583in" draw:z-index="5"><draw:text-box fo:min-height="2.689in"><text:p text:style-name="Frame_20_contents"><draw:custom-shape text:anchor-type="paragraph" draw:z-index="15" draw:style-name="gr4" draw:text-style-name="P19" svg:width="1.3894in" svg:height="0.478in" svg:x="4.5083in" svg:y="0.1366in"><text:p text:style-name="P19">Secondary</text:p><text:p text:style-name="P19">Data Stor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4" draw:text-style-name="P19" svg:width="1.5224in" svg:height="0.478in" svg:x="2.1752in" svg:y="0.1366in"><text:p text:style-name="P19">Warehouse</text:p><text:p text:style-name="P19">Daem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5" draw:text-style-name="P19" svg:width="1.3894in" svg:height="0.478in" svg:x="0.3028in" svg:y="0.1366in"><text:p text:style-name="P19">Cloud</text:p><text:p text:style-name="P19">Eng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2"><draw:line text:anchor-type="paragraph" draw:z-index="6" draw:style-name="gr3" draw:text-style-name="P19" svg:x1="1.6917in" svg:y1="0.0783in" svg:x2="2.1752in" svg:y2="0.0783in"><text:p/></draw:line><draw:line text:anchor-type="paragraph" draw:z-index="7" draw:style-name="gr3" draw:text-style-name="P19" svg:x1="3.5638in" svg:y1="0.0783in" svg:x2="4.5083in" svg:y2="0.0783in"><text:p/></draw:line><draw:line text:anchor-type="paragraph" draw:z-index="13" draw:style-name="gr3" draw:text-style-name="P19" svg:x1="1.9528in" svg:y1="0.7618in" svg:x2="1.9528in" svg:y2="0.0783in"><text:p/></draw:line></text:p><text:p text:style-name="P2"><draw:line text:anchor-type="paragraph" draw:z-index="10" draw:style-name="gr3" draw:text-style-name="P19" svg:x1="2.8307in" svg:y1="-0.0189in" svg:x2="2.8307in" svg:y2="0.9811in"><text:p/></draw:line><draw:custom-shape text:anchor-type="paragraph" draw:z-index="17" draw:style-name="gr4" draw:text-style-name="P19" svg:width="1.3894in" svg:height="0.478in" svg:x="3.1752in" svg:y="0.1425in"><text:p text:style-name="P19">Metadata</text:p><text:p text:style-name="P19">Data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5" draw:text-style-name="P19" svg:width="1.3894in" svg:height="0.478in" svg:x="0.3028in" svg:y="0.1425in"><text:p text:style-name="P19">Cloud</text:p><text:p text:style-name="P19">Facto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2"><draw:line text:anchor-type="paragraph" draw:z-index="8" draw:style-name="gr3" draw:text-style-name="P19" svg:x1="3.1752in" svg:y1="0.0118in" svg:x2="2.8307in" svg:y2="0.0118in"><text:p/></draw:line><draw:line text:anchor-type="paragraph" draw:z-index="11" draw:style-name="gr3" draw:text-style-name="P19" svg:x1="1.9528in" svg:y1="0.7008in" svg:x2="1.9528in" svg:y2="0.0453in"><text:p/></draw:line><draw:line text:anchor-type="paragraph" draw:z-index="14" draw:style-name="gr3" draw:text-style-name="P19" svg:x1="1.6917in" svg:y1="0.0453in" svg:x2="1.9528in" svg:y2="0.0453in"><text:p/></draw:line></text:p><text:p text:style-name="P2"><draw:line text:anchor-type="paragraph" draw:z-index="9" draw:style-name="gr3" draw:text-style-name="P19" svg:x1="3.1752in" svg:y1="0.2646in" svg:x2="2.8307in" svg:y2="0.2646in"><text:p/></draw:line><draw:custom-shape text:anchor-type="paragraph" draw:z-index="18" draw:style-name="gr5" draw:text-style-name="P19" svg:width="1.3894in" svg:height="0.478in" svg:x="0.3028in" svg:y="0.0366in"><text:p text:style-name="P19">Security</text:p><text:p text:style-name="P19">Manag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4" draw:text-style-name="P19" svg:width="1.3894in" svg:height="0.478in" svg:x="3.1752in" svg:y="0.0366in"><text:p text:style-name="P19">Primary</text:p><text:p text:style-name="P19">Data Sto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text:p text:style-name="P2"><draw:line text:anchor-type="paragraph" draw:z-index="12" draw:style-name="gr3" draw:text-style-name="P19" svg:x1="1.6917in" svg:y1="-0.0161in" svg:x2="1.9528in" svg:y2="-0.0161in"><text:p/></draw:line></text:p><text:p text:style-name="P2">Drawing <text:sequence text:ref-name="refDrawing0" text:name="Drawing" text:formula="ooow:Drawing+1" style:num-format="1">1</text:sequence>: Component relationships</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The components on the left are other parts of the Deltacloud infrastructure, described elsewhere, and they communicate with the warehouse using either QMF- or HTTP-based protocols<text:note text:id="ftn1" text:note-class="footnote"><text:note-citation>1</text:note-citation><text:note-body><text:p text:style-name="Footnote">Originally these protocols were all supposed to be QMF-based. <text:s/>Currently the "inbound" interface is HTTP-based and likely to remain so for the sake of making the warehouse functionality available to users as well as infrastructure.</text:p></text:note-body></text:note>. <text:s/>The components on the right are part of the warehouse, and communicate with each other using either standard storage protocols or the warehouse's own. <text:s/>To be a little more specific, the primary warehouse interfaces are as follows.</text:p>
      <text:list xml:id="list2145493676" text:style-name="L2">
        <text:list-item>
          <text:p text:style-name="P8">Inbound interface: to accept object get/put requests from the aggregator, builder, image import/translation tools, UI consoles, etc. <text:s/>The exact API is defined by warehouse_api_final.md in the warehouse source (which is at <text:a xlink:type="simple" xlink:href="http://git.fedorahosted.org/git/?p=iwhd.git">http://git.fedorahosted.org/git/?p=iwhd.git</text:a>).</text:p>
        </text:list-item>
        <text:list-item>
          <text:p text:style-name="P8">Outbound security interface: to get credential information from the security manager (TBD).</text:p>
        </text:list-item>
        <text:list-item>
          <text:p text:style-name="P8">Outbound data interface: to store/retrieve objects from primary data stores. <text:s/>There may in fact <text:soft-page-break/>be multiple outbound interfaces in use concurrently, to access multiple secondary data stores.</text:p>
        </text:list-item>
        <text:list-item>
          <text:p text:style-name="P8">Outbound database interface: to store/retrieve object metadata.</text:p>
        </text:list-item>
      </text:list>
      <text:p text:style-name="Text_20_body">The primary data store may be based on any of several technologies, as described in the <text:bookmark-ref text:reference-format="text" text:ref-name="__RefHeading__33533229">Data Store Interface</text:bookmark-ref> section. <text:s/>Secondary data stores can be likewise, or can be other "depots" (warehouse daemons with their own data stores) differing from the first in a few ways.</text:p>
      <text:list xml:id="list1737553112" text:style-name="L3">
        <text:list-item>
          <text:p text:style-name="P9">A secondary depot need not have its own metadata DB. <text:s/>A secondary depot can use the primary depot's database directly, it can have its own database linked to the primary's via standard database-replication techniques/tools, or the two can share a single inherently distributed database.</text:p>
        </text:list-item>
        <text:list-item>
          <text:p text:style-name="P9">If a request at the primary depot results in the object not being found locally, there's nowhere else to look and the request fails. <text:s/>If a request at a secondary depot results in the object not being found locally, a “pull” can be attempted from the primary depot<text:note text:id="ftn2" text:note-class="footnote"><text:note-citation>2</text:note-citation><text:note-body><text:p text:style-name="Footnote">In fact, depots can be linked into arbitrarily deep trees this way, with "primary" merely meaning "upstream" and "secondary" meaning "downstream" (both relative to some current depot).</text:p></text:note-body></text:note>.</text:p>
        </text:list-item>
        <text:list-item>
          <text:p text:style-name="P9">Secondary depots can not do local object PUTs (except possibly by proxying them up to the primary), and DELETEs might only take effect in the local cache instead of globally.</text:p>
        </text:list-item>
      </text:list>
      <text:h text:style-name="Heading_20_2" text:outline-level="2"><text:bookmark text:name="__RefHeading__35683525"/>Data Model<text:bookmark-end text:name="__RefHeading__35683525"/></text:h>
      <text:p text:style-name="Text_20_body">The warehouse's own data model is very simple: objects (or blobs) which are contained within buckets (or containers) and consist of a large body plus many small text attributes (or tags). <text:s/>The following describes a potential specialization of this model to support the other Deltacloud components. <text:s/>As such, it should be considered advisory or illustrative; for an authoritative description of the actual engine/factory data model, see those components' respective specifications<text:note text:id="ftn3" text:note-class="footnote"><text:note-citation>3</text:note-citation><text:note-body><text:p text:style-name="Footnote">Good luck finding them.</text:p></text:note-body></text:note>.</text:p>
      <text:p text:style-name="Text_20_body">When a user specifies that a virtual-machine image should be built with certain characteristics - e.g. an x86_64 RHEL 5.4 LAMP stack - the result might actually be several images in different formats to run on different virtualization/cloud platforms - e.g. a qcow2 image to run on RHEV, an AMI to run on EC2, an ISO to run on bare metal. <text:s/>Each of those then becomes the root of a whole tree of related images.</text:p>
      <text:list xml:id="list1590632978" text:style-name="L4">
        <text:list-item>
          <text:p text:style-name="P10">The original generic image or image template produced by the factory.</text:p>
        </text:list-item>
        <text:list-item>
          <text:p text:style-name="P10">Many images based on the generic image, each “personalized” for a particular environment and used to run a particular machine instance</text:p>
        </text:list-item>
        <text:list-item>
          <text:p text:style-name="P10">Many snapshots based on each personalized image.</text:p>
        </text:list-item>
      </text:list>
      <text:p text:style-name="Text_20_body">One goal of the image warehouse is to maintain the relationships between all of these different images (plus the user-provided description that started the whole thing) to minimize duplication and to enable repeatable creation of equivalent images as needed. <text:s/>This is done using the following data model.</text:p>
      <text:p text:style-name="P4"><draw:frame draw:style-name="fr2" draw:name="Frame1" text:anchor-type="paragraph" svg:width="5.6634in" draw:z-index="0"><draw:text-box fo:min-height="2.5465in"><text:p text:style-name="Frame_20_contents"><draw:g text:anchor-type="paragraph" draw:z-index="1" draw:style-name="gr1"><draw:custom-shape draw:style-name="gr2" draw:text-style-name="P20" svg:width="0.8894in" svg:height="0.4449in" svg:x="2.9736in" svg:y="0.1555in"><text:p text:style-name="P19"><text:span text:style-name="T7">Derived</text:span></text:p><text:p text:style-name="P19"><text:span text:style-name="T7">Image</text:span></text:p><draw:enhanced-geometry svg:viewBox="0 0 21600 21600" draw:mirror-horizontal="false" draw:mirror-vertical="false" draw:type="rectangle" draw:enhanced-path="M 0 0 L 21600 0 21600 21600 0 21600 0 0 Z N"/></draw:custom-shape><draw:custom-shape draw:style-name="gr2" draw:text-style-name="P19" svg:width="0.8894in" svg:height="0.2224in" svg:x="2.9736in" svg:y="0.6in"><text:p text:style-name="P19">ID</text:p><draw:enhanced-geometry svg:viewBox="0 0 21600 21600" draw:mirror-horizontal="false" draw:mirror-vertical="false" draw:type="rectangle" draw:enhanced-path="M 0 0 L 21600 0 21600 21600 0 21600 0 0 Z N"/></draw:custom-shape><draw:custom-shape draw:style-name="gr2" draw:text-style-name="P19" svg:width="0.8894in" svg:height="0.2224in" svg:x="2.9736in" svg:y="0.822in"><text:p text:style-name="P19">Base ID</text:p><draw:enhanced-geometry svg:viewBox="0 0 21600 21600" draw:mirror-horizontal="false" draw:mirror-vertical="false" draw:type="rectangle" draw:enhanced-path="M 0 0 L 21600 0 21600 21600 0 21600 0 0 Z N"/></draw:custom-shape><draw:custom-shape draw:style-name="gr2" draw:text-style-name="P19" svg:width="0.8894in" svg:height="0.4531in" svg:x="2.9736in" svg:y="1.0445in"><text:p text:style-name="P19">Data</text:p><text:p text:style-name="P19">Overlay</text:p><draw:enhanced-geometry svg:viewBox="0 0 21600 21600" draw:mirror-horizontal="false" draw:mirror-vertical="false" draw:type="rectangle" draw:enhanced-path="M 0 0 L 21600 0 21600 21600 0 21600 0 0 Z N"/></draw:custom-shape></draw:g><draw:g text:anchor-type="paragraph" draw:z-index="2" draw:style-name="gr1"><draw:custom-shape draw:style-name="gr2" draw:text-style-name="P20" svg:width="0.8894in" svg:height="0.2224in" svg:x="4.4071in" svg:y="0.1555in"><text:p text:style-name="P19"><text:span text:style-name="T7">Snapshot</text:span></text:p><draw:enhanced-geometry svg:viewBox="0 0 21600 21600" draw:type="rectangle" draw:enhanced-path="M 0 0 L 21600 0 21600 21600 0 21600 0 0 Z N"/></draw:custom-shape><draw:custom-shape draw:style-name="gr2" draw:text-style-name="P19" svg:width="0.8894in" svg:height="0.2224in" svg:x="4.4071in" svg:y="0.3776in"><text:p text:style-name="P19">ID</text:p><draw:enhanced-geometry svg:viewBox="0 0 21600 21600" draw:type="rectangle" draw:enhanced-path="M 0 0 L 21600 0 21600 21600 0 21600 0 0 Z N"/></draw:custom-shape><draw:custom-shape draw:style-name="gr2" draw:text-style-name="P19" svg:width="0.8894in" svg:height="0.2224in" svg:x="4.4071in" svg:y="0.6in"><text:p text:style-name="P19">Image ID</text:p><draw:enhanced-geometry svg:viewBox="0 0 21600 21600" draw:type="rectangle" draw:enhanced-path="M 0 0 L 21600 0 21600 21600 0 21600 0 0 Z N"/></draw:custom-shape><draw:custom-shape draw:style-name="gr2" draw:text-style-name="P19" svg:width="0.8894in" svg:height="0.7197in" svg:x="4.4071in" svg:y="0.822in"><text:p text:style-name="P19">Data</text:p><text:p text:style-name="P19">Overlay</text:p><draw:enhanced-geometry svg:viewBox="0 0 21600 21600" draw:mirror-horizontal="false" draw:mirror-vertical="false" draw:type="rectangle" draw:enhanced-path="M 0 0 L 21600 0 21600 21600 0 21600 0 0 Z N"/></draw:custom-shape></draw:g><draw:g text:anchor-type="paragraph" draw:z-index="3" draw:style-name="gr1"><draw:custom-shape draw:style-name="gr2" draw:text-style-name="P20" svg:width="0.8894in" svg:height="0.2224in" svg:x="0.2402in" svg:y="0.1555in"><text:p text:style-name="P19"><text:span text:style-name="T7">Description</text:span></text:p><draw:enhanced-geometry svg:viewBox="0 0 21600 21600" draw:type="rectangle" draw:enhanced-path="M 0 0 L 21600 0 21600 21600 0 21600 0 0 Z N"/></draw:custom-shape><draw:custom-shape draw:style-name="gr2" draw:text-style-name="P19" svg:width="0.8894in" svg:height="0.2224in" svg:x="0.2402in" svg:y="0.3776in"><text:p text:style-name="P19">ID</text:p><draw:enhanced-geometry svg:viewBox="0 0 21600 21600" draw:type="rectangle" draw:enhanced-path="M 0 0 L 21600 0 21600 21600 0 21600 0 0 Z N"/></draw:custom-shape><draw:custom-shape draw:style-name="gr2" draw:text-style-name="P19" svg:width="0.8894in" svg:height="0.2224in" svg:x="0.2402in" svg:y="0.6in"><text:p text:style-name="P19">Architecture</text:p><draw:enhanced-geometry svg:viewBox="0 0 21600 21600" draw:type="rectangle" draw:enhanced-path="M 0 0 L 21600 0 21600 21600 0 21600 0 0 Z N"/></draw:custom-shape><draw:custom-shape draw:style-name="gr2" draw:text-style-name="P19" svg:width="0.8894in" svg:height="0.2224in" svg:x="0.2402in" svg:y="0.822in"><text:p text:style-name="P19">Service List</text:p><draw:enhanced-geometry svg:viewBox="0 0 21600 21600" draw:type="rectangle" draw:enhanced-path="M 0 0 L 21600 0 21600 21600 0 21600 0 0 Z N"/></draw:custom-shape><draw:custom-shape draw:style-name="gr2" draw:text-style-name="P19" svg:width="0.8894in" svg:height="0.2224in" svg:x="0.2402in" svg:y="1.0445in"><text:p text:style-name="P19">Options</text:p><draw:enhanced-geometry svg:viewBox="0 0 21600 21600" draw:type="rectangle" draw:enhanced-path="M 0 0 L 21600 0 21600 21600 0 21600 0 0 Z N"/></draw:custom-shape></draw:g><draw:g text:anchor-type="paragraph" draw:z-index="4" draw:style-name="gr1"><draw:custom-shape draw:style-name="gr2" draw:text-style-name="P20" svg:width="0.8894in" svg:height="0.2224in" svg:x="1.6516in" svg:y="0.1555in"><text:p text:style-name="P19"><text:span text:style-name="T7">Base Image</text:span></text:p><draw:enhanced-geometry svg:viewBox="0 0 21600 21600" draw:type="rectangle" draw:enhanced-path="M 0 0 L 21600 0 21600 21600 0 21600 0 0 Z N"/></draw:custom-shape><draw:custom-shape draw:style-name="gr2" draw:text-style-name="P19" svg:width="0.8894in" svg:height="0.2224in" svg:x="1.6516in" svg:y="0.3776in"><text:p text:style-name="P19">ID</text:p><draw:enhanced-geometry svg:viewBox="0 0 21600 21600" draw:type="rectangle" draw:enhanced-path="M 0 0 L 21600 0 21600 21600 0 21600 0 0 Z N"/></draw:custom-shape><draw:custom-shape draw:style-name="gr2" draw:text-style-name="P19" svg:width="0.8894in" svg:height="0.2224in" svg:x="1.6516in" svg:y="0.6in"><text:p text:style-name="P19">Desc ID</text:p><draw:enhanced-geometry svg:viewBox="0 0 21600 21600" draw:type="rectangle" draw:enhanced-path="M 0 0 L 21600 0 21600 21600 0 21600 0 0 Z N"/></draw:custom-shape><draw:custom-shape draw:style-name="gr2" draw:text-style-name="P19" svg:width="0.8894in" svg:height="0.2224in" svg:x="1.6516in" svg:y="0.822in"><text:p text:style-name="P19">Format</text:p><draw:enhanced-geometry svg:viewBox="0 0 21600 21600" draw:type="rectangle" draw:enhanced-path="M 0 0 L 21600 0 21600 21600 0 21600 0 0 Z N"/></draw:custom-shape><draw:custom-shape draw:style-name="gr2" draw:text-style-name="P19" svg:width="0.8894in" svg:height="0.7197in" svg:x="1.6516in" svg:y="1.2665in"><text:p text:style-name="P19">Data</text:p><draw:enhanced-geometry svg:viewBox="0 0 21600 21600" draw:type="rectangle" draw:enhanced-path="M 0 0 L 21600 0 21600 21600 0 21600 0 0 Z N"/></draw:custom-shape><draw:custom-shape draw:style-name="gr2" draw:text-style-name="P19" svg:width="0.8894in" svg:height="0.2224in" svg:x="1.6516in" svg:y="1.0445in"><text:p text:style-name="P19">E-key</text:p><draw:enhanced-geometry svg:viewBox="0 0 21600 21600" draw:type="rectangle" draw:enhanced-path="M 0 0 L 21600 0 21600 21600 0 21600 0 0 Z N"/></draw:custom-shape></draw:g></text:p><text:p text:style-name="Drawing"/><text:p text:style-name="Drawing"/><text:p text:style-name="Drawing"/><text:p text:style-name="Drawing"/><text:p text:style-name="P2"/><text:p text:style-name="P2">Drawing <text:sequence text:ref-name="refDrawing1" text:name="Drawing" text:formula="ooow:Drawing+1" style:num-format="1">2</text:sequence>: Data model</text:p></draw:text-box></draw:frame><text:soft-page-break/>A <text:span text:style-name="T2">description</text:span><text:span text:style-name="T3"> contains information needed to build one or more cloud- or format-specific images with equivalent functionality. <text:s/>The </text:span><text:span text:style-name="T2">architecture</text:span><text:span text:style-name="T3"> refers to a machine type, such as i686 or x86_64. <text:s/>The </text:span><text:span text:style-name="T2">service list</text:span><text:span text:style-name="T3"> describes abstract services such as storage or messaging, which are resolved into actual packages by the builder.</text:span></text:p>
      <text:p text:style-name="P4"><text:span text:style-name="T3">A </text:span><text:span text:style-name="T2">base image</text:span><text:span text:style-name="T3"> is the output of the building process, taking a description and assembling the actual packages and executables in a specific </text:span><text:span text:style-name="T2">format</text:span><text:span text:style-name="T3"> such as an AMI or ISO. <text:s/>It might also be the result of building externally, such as by customizing a standard image in a public cloud and then taking a snapshot of the result. <text:s/>To cover this case, the </text:span><text:span text:style-name="T2">Description ID</text:span><text:span text:style-name="T3"> in an image might be null. <text:s/>Images derived from the same description are assumed to be equivalent, in the sense that any equivalent image may be instantiated to provide the same service. <text:s/>The user may also </text:span><text:span text:style-name="T4">assert</text:span><text:span text:style-name="T3"> that two or more images are equivalent, even in the case where they do not share a description. <text:s/>In this case, the equivalence information is stored as an identical “e-key” in each equivalent image.</text:span></text:p>
      <text:p text:style-name="P5">A derived image<text:span text:style-name="T3"> is an image that is not only instantiable (like a base image) but has </text:span><text:span text:style-name="T4">already</text:span> <text:span text:style-name="T3">been instantiated. <text:s/>There might be multiple derived images associated with the same base image, </text:span><text:span text:style-name="T3">representing the same functionality already deployed for different purposes - e.g. a user database vs. a document database, using the same software but different data.</text:span></text:p>
      <text:p text:style-name="P5"><text:span text:style-name="T3">A </text:span>snapshot<text:span text:style-name="T3"> is a representation of a derived image at a particular point in time. <text:s/>Therefore, there might be multiple snapshots per derived image just as there are multiple derived images per base image.</text:span></text:p>
      <text:p text:style-name="Text_20_body">All of the fields shown above, except for data and data overlays, should be considered immutable during the object's lifetime. <text:s/>In addition to this immutable data, there might be several pieces of either mutable or immutable data, representable as key/value pairs. <text:s/>This might include items such as build location/time, owner identity, current location(s), and release status. <text:s/>Both the object itself and each of its extra properties might also have permissions associated with them so that owner can only be changed by the current owner, location can only be changed by the warehouse itself, release status can only be changed by release engineering, etc. <text:s/>The permissions on the object itself determine who can instantiate it, who can delete it, and so on.</text:p>
      <text:h text:style-name="Heading_20_2" text:outline-level="2"><text:bookmark text:name="__RefHeading__33533229"/>Data Store Interface<text:bookmark-end text:name="__RefHeading__33533229"/></text:h>
      <text:p text:style-name="Text_20_body">A warehouse's data store can be one of several types:</text:p>
      <text:list xml:id="list773247477" text:style-name="L5">
        <text:list-item>
          <text:p text:style-name="P11"><text:soft-page-break/>A local filesystem. <text:s/>This is mostly intended for development and testing but, if the “local” filesystem is actually parallel/distributed, it might be a valid deployment alternative.</text:p>
        </text:list-item>
        <text:list-item>
          <text:p text:style-name="P11">An interface based on Amazon's S3 API<text:note text:id="ftn4" text:note-class="footnote"><text:note-citation>4</text:note-citation><text:note-body><text:p text:style-name="Footnote">http://docs.amazonwebservices.com/AmazonS3/2006-03-01/API/</text:p></text:note-body></text:note> - including Amazon's own implementation, our tabled, Eucalyptus's Walrus, or ParkPlace. <text:s/>This also includes Google Storage for Developers, which is API-compatble.</text:p>
        </text:list-item>
        <text:list-item>
          <text:p text:style-name="P11">An interface based on OpenStack Storage (a.k.a. Swift). <text:s/>This includes Rackspace CloudFiles, which uses the same code.</text:p>
        </text:list-item>
        <text:list-item>
          <text:p text:style-name="P11">Amazon EBS (TBD).</text:p>
        </text:list-item>
        <text:list-item>
          <text:p text:style-name="P11">RHEV-M storage.</text:p>
        </text:list-item>
        <text:list-item>
          <text:p text:style-name="P11">VMware storage (TBD).</text:p>
        </text:list-item>
        <text:list-item>
          <text:p text:style-name="P11">Another warehouse daemon.</text:p>
        </text:list-item>
      </text:list>
      <text:p text:style-name="Text_20_body">Data stores can be shared, in the sense that multiple engine/factory/etc. clusters could be configured to use the same storage pool using different credentials.</text:p>
      <text:h text:style-name="Heading_20_2" text:outline-level="2">Query Interface</text:h>
      <text:p text:style-name="Text_20_body"><text:span text:style-name="T1">When managing large numbers of objects over a long period of time, users must be able to query or search easily for items meeting specified criteria. <text:s/>This is done by issuing a query request to the bucket. <text:s/>The syntax is deliberately not adopted/copied from SQL or anything else to avoid implementation dependencies, but should seem broadly familiar</text:span><text:span text:style-name="T1"><text:note text:id="ftn5" text:note-class="footnote"><text:note-citation>5</text:note-citation><text:note-body><text:p text:style-name="Footnote">TBD: regular expressions and/or set membership?</text:p></text:note-body></text:note></text:span><text:span text:style-name="T1">:</text:span></text:p>
      <text:list xml:id="list1119589147" text:style-name="L6">
        <text:list-item>
          <text:p text:style-name="P12">Literal values: integers, strings (using double quote), dates (using tilde).</text:p>
        </text:list-item>
        <text:list-item>
          <text:p text:style-name="P12">Comparison (values must be the same type).</text:p>
        </text:list-item>
        <text:list-item>
          <text:p text:style-name="P12">Boolean operators.</text:p>
        </text:list-item>
        <text:list-item>
          <text:p text:style-name="P12">Grouping with parentheses.</text:p>
        </text:list-item>
        <text:list-item>
          <text:p text:style-name="P12">$foo: the “foo” metadata tag on the current object.</text:p>
        </text:list-item>
        <text:list-item>
          <text:p text:style-name="P12">$foo.bar: the “bar” tag on the object identified by the current object's “foo” tag (this is referred to in various places as link- or pointer-following syntax).</text:p>
        </text:list-item>
      </text:list>
      <text:p text:style-name="P6">See also <text:bookmark-ref text:reference-format="text" text:ref-name="__RefHeading__33470929">Appendix C: Replication Policy Extension</text:bookmark-ref> which describes a more complex type of replication policy "wrapped around" the syntax described above.</text:p>
      <text:h text:style-name="Heading_20_2" text:outline-level="2"><text:bookmark text:name="__RefHeading__29510530"/>Data Distribution and Placement Policies<text:bookmark-end text:name="__RefHeading__29510530"/></text:h>
      <text:p text:style-name="Text_20_body">Objects are placed into the warehouse to be used in some (possibly remote) cloud or virtualization environment. <text:s/>When an object is added, in addition to storing it locally, the warehouse daemon might push copies of it out to one or more other locations. <text:s/>Similarly, the placement policy for an object might be changed subsequently, causing more copies to be pushed out and possibly some to be deleted. <text:s/>In general, these actions will be intiated by the cloud management subsystem, but there are also cases - e.g. snapshots - where they might be initiated by a script or program running within the cloud. </text:p>
      <text:p text:style-name="Text_20_body"><text:soft-page-break/>For a cloud like Amazon's EC2, the interfaces for storing images and other objects are well defined and accessible remotely, so the warehouse can directly use those interfaces to manipulate objects in that cloud. <text:s/>We can do the same for “dumb” remote data stores based on tabled, in which case the information about copies etc. remains in the primary warehouse's metadata DB. <text:s/>We can also support “smart” depots which have their own warehouse daemons.</text:p>
      <text:p text:style-name="Text_20_body">To control object replication and caching, the warehouse uses placement policies attached to each object as a reserved "_policy" metadata tag. <text:s/>Default policies may also defined for a class by attaching them to a _default pseudo-object (which would otherwise be invalid) in the corresponding bucket. <text:s/>The format of a policy is almost exactly the same as a query string above, with an additional #foo operator which refers to a tag on a depot (not an object or bucket). <text:s/>These tags are associated with child/downstream depots according to the configuration file described in <text:bookmark-ref text:reference-format="chapter" text:ref-name="__RefHeading__29195630"/><text:bookmark-ref text:reference-format="text" text:ref-name="__RefHeading__29195630">Appendix A: Configuration</text:bookmark-ref>. <text:s/>The decision process for replication, therefore, can be expressed by the following Python-like pseudocode:</text:p>
      <text:p text:style-name="P3">query_string = extract_field(object,”_policy”)</text:p>
      <text:p text:style-name="P3"># if we miss on the object, we could get it from the class as well</text:p>
      <text:p text:style-name="P3">for repo in configured_repositories:</text:p>
      <text:p text:style-name="P3"><text:tab/>if eval_query(query_string,object,repo):</text:p>
      <text:p text:style-name="P3"><text:tab/><text:tab/>queue_replication(object,repo)</text:p>
      <text:p text:style-name="P3"/>
      <text:p text:style-name="Text_20_body">If no policy can be found, then no replication is attempted, and likewise if the policy is found but can't be parsed/evaluated/etc.</text:p>
      <text:h text:style-name="Heading_20_2" text:outline-level="2">User Storage</text:h>
      <text:p text:style-name="Text_20_body">The same mechanisms used to support image storage and distribution can also be used quite easily to support user-facing storage. <text:s/>Merely offering a way to create and use buckets other than the four reserved for our VM-image types would make 90% of the required functionality immediately available for users to store whatever they want (and currently store in the real S3). <text:s/>As usual, though, the last 10% takes 90% of the effort. <text:s/>In this case, the issues that need to be resolved include security, billing/accounting, and packaging of libraries etc. necessary to use the facility effectively.</text:p>
      <text:h text:style-name="P18" text:outline-level="2"><text:bookmark text:name="__RefHeading__29195630"/>Appendix A: Configuration<text:bookmark-end text:name="__RefHeading__29195630"/></text:h>
      <text:p text:style-name="Text_20_body"><text:span text:style-name="T1">The warehouse daemon uses one or more data stores described in a configuration file. <text:s/>This file is a JSON</text:span><text:span text:style-name="T1"><text:note text:id="ftn6" text:note-class="footnote"><text:note-citation>6</text:note-citation><text:note-body><text:p text:style-name="Footnote">http://www.json.org/</text:p></text:note-body></text:note></text:span><text:span text:style-name="T1"> list of objects, parsed using the Jansson library(http://www.digip.org/jansson). <text:s/>Each object has the following fields:</text:span></text:p>
      <text:list xml:id="list2099697991" text:style-name="L7">
        <text:list-item>
          <text:p text:style-name="P13">name: a unique name (mostly not used except for logging)</text:p>
        </text:list-item>
        <text:list-item>
          <text:p text:style-name="P13">type: "s3" or "cf" (CloudFiles/Swift) or "fs" (filesystem) or "http" (other warehouse)</text:p>
        </text:list-item>
        <text:list-item>
          <text:p text:style-name="P13">host: the IP address or DNS name for the remote data store (or warehouse daemon)</text:p>
        </text:list-item>
        <text:list-item>
          <text:p text:style-name="P13">port: the TCP port for the remote data store (or warehouse daemon)</text:p>
        </text:list-item>
        <text:list-item>
          <text:p text:style-name="P13">key: for S3 data stores, the API key</text:p>
        </text:list-item>
        <text:list-item>
          <text:p text:style-name="P13">secret: for S3 data stores, the API secret key</text:p>
        </text:list-item>
      </text:list>
      <text:p text:style-name="Text_20_body"><text:soft-page-break/><text:span text:style-name="T1">Any other fields are treated as user metadata, stored for use in evaluating replication policies but otherwise ignored. <text:s/>The first data store <text:s/>is considered local, so that gets/puts always apply to it. <text:s/>Any other data stores are considered remote, with replication queued only after the local put is complete and only according to the applicable policy (see </text:span><text:span text:style-name="T1"><text:bookmark-ref text:reference-format="text" text:ref-name="__RefHeading__29510530">Data Distribution and Placement Policies</text:bookmark-ref></text:span><text:span text:style-name="T1">).</text:span></text:p>
      <text:h text:style-name="P18" text:outline-level="2">Appendix B: Implementation Notes</text:h>
      <text:p text:style-name="P6">The warehouse daemon is implemented in C, with the following libraries:</text:p>
      <text:list xml:id="list374433872" text:style-name="L8">
        <text:list-item>
          <text:p text:style-name="P14">GNU libmicrohttpd (http://www.gnu.org/software/libmicrohttpd/) for the HTTP server interface.</text:p>
        </text:list-item>
        <text:list-item>
          <text:p text:style-name="P14">Libcurl (http://curl.haxx.se/libcurl/) for the HTTP client interface.</text:p>
        </text:list-item>
        <text:list-item>
          <text:p text:style-name="P14">The hstor component from https://hail.wiki.kernel.org/index.php/tabled for the S3 client interface.</text:p>
        </text:list-item>
        <text:list-item>
          <text:p text:style-name="P14">The "leg" parser generator from http://piumarta.com/software/peg/ for parsing queries and replication policies</text:p>
        </text:list-item>
      </text:list>
      <text:p text:style-name="P6">Each incoming request is dispatched according to its HTTP request type (GET/PUT/POST/DELETE) and directory-hierarchy level (root/bucket/object/attribute). <text:s/>The request-handling code is generally a pretty straightforward connection of the server-side interface to the client-side interface, with the latter encapsulated in a per-request thread. <text:s/>Buffers read on the "producer" side (e.g. the libcurl/httpstor side for an HTTP GET) are immediately passed to the "consumer" side to be written before reading more. <text:s/>This could lead to a proliferation of threads, but involves no copying/buffering either in memory or on local disk. <text:s/>The two exceptions to this model both have to do with replication.</text:p>
      <text:list xml:id="list1584016939" text:style-name="L9">
        <text:list-item>
          <text:p text:style-name="P15">For push-driven replication, replication requests are queued up after the local PUT completes. <text:s/>These requests are processed by a separate replication thread, which spawns a consumer/writer thread for the secondary data store and then handles the producer/reader role inline.</text:p>
        </text:list-item>
        <text:list-item>
          <text:p text:style-name="P15">For pull-driven replication (when a secondary warehouse daemon can't find a copy of an object in its own primary data store) the usual GET request is modified to allow one producer and two concurrent consumers. <text:s/>In addition to the normal separate-thread producer and inline consumer for a GET, there's a second consumer also running in a separate thread and using libcurl/httpstor to store the object into the local data store as it's pulled from the master. <text:s/>Both consumers must signal that they've written each block before the producer is allowed to read the next one.</text:p>
        </text:list-item>
      </text:list>
      <text:h text:style-name="Heading_20_2" text:outline-level="2"><text:bookmark text:name="__RefHeading__33470929"/>Appendix C: Replication Policy Extension<text:bookmark-end text:name="__RefHeading__33470929"/></text:h>
      <text:p text:style-name="Text_20_body">There was a mailing-list discussion about how to allow specification of replication policies of the general form "any N physical locations but doesn't matter which" - currently possible e.g. in Atmos or Cassandra but not with the current replication-policy syntax. <text:s/>The proposal that emerged on 9/21/2010 was this:</text:p>
      <text:p text:style-name="Preformatted_20_Text"><text:s text:c="8"/>REPLICATE</text:p>
      <text:p text:style-name="Preformatted_20_Text"><text:s text:c="8"/>FROM booleanExpression</text:p>
      <text:p text:style-name="Preformatted_20_Text"><text:s text:c="8"/>HAVING total == 5</text:p>
      <text:p text:style-name="Preformatted_20_Text"><text:s text:c="8"/>HAVING MAX(COUNT(site.data_center)) &gt;= 3</text:p>
      <text:p text:style-name="Preformatted_20_Text"><text:s text:c="8"/>HAVING LEN(FILTER(site.data_center==first.data_center)) &gt;= 1</text:p>
      <text:p text:style-name="Preformatted_20_Text"><text:s text:c="8"/>[ORDER BY intExpression]<text:line-break/><text:soft-page-break/></text:p>
      <text:p text:style-name="Text_20_body">The <text:span text:style-name="T2">booleanExpression</text:span><text:span text:style-name="T3"> above is a policy equation as described in the main text, determining an individual depot's eligibility for inclusion in the replica list. <text:s/>The </text:span><text:span text:style-name="T2">HAVING</text:span><text:span text:style-name="T3"> clauses with their associated variables (e.g. </text:span><text:span text:style-name="T2">total</text:span><text:span text:style-name="T3">) and functions (e.g. </text:span><text:span text:style-name="T2">MAX</text:span><text:span text:style-name="T3">) place constraints on the entire replica list, particularly regarding its length or internal variety. <text:s/>Lastly, the </text:span><text:span text:style-name="T2">ORDER BY</text:span><text:span text:style-name="T3"> clause ranks depots (and therefore depot sets) to optimize for cost or other factors. <text:s/>In this particular example, we assume that one original copy already exists at the site identified by </text:span><text:span text:style-name="T2">first</text:span><text:span text:style-name="T3"> (e.g. by virtue of that site having handled the initial PUT request). <text:s/>Then, the </text:span><text:span text:style-name="T2">HAVING BY</text:span><text:span text:style-name="T3"> clauses ensure placement of the remainder so that</text:span></text:p>
      <text:list xml:id="list694673304" text:style-name="L10">
        <text:list-item>
          <text:p text:style-name="P17">there are exactly five total</text:p>
        </text:list-item>
        <text:list-item>
          <text:p text:style-name="P17">across at least three data centers</text:p>
        </text:list-item>
        <text:list-item>
          <text:p text:style-name="P17">with at least one more "spare" near the original (same data center).</text:p>
        </text:list-item>
      </text:list>
      <text:p text:style-name="P16">This proposal is not yet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page-number="auto" fo:background-color="transparent">
        <style:background-image/>
      </style:paragraph-properties>
      <style:text-properties style:font-name="Liberation Serif1" fo:font-size="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mage Warehouse<text:tab/><text:tab/>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 Darcy</meta:initial-creator>
    <meta:creation-date>2010-04-30T09:10:15</meta:creation-date>
    <dc:date>2011-03-15T18:50:50</dc:date>
    <meta:editing-duration>P4DT9H25M37S</meta:editing-duration>
    <meta:editing-cycles>26</meta:editing-cycles>
    <meta:generator>OpenOffice.org/3.3$Unix OpenOffice.org_project/330m20$Build-9567</meta:generator>
    <meta:document-statistic meta:table-count="0" meta:image-count="0" meta:object-count="0" meta:page-count="7" meta:paragraph-count="99" meta:word-count="2540" meta:character-count="16240"/>
  </office:meta>
</office:document-meta>
</file>